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99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6600" style:repeat="repeat"/>
    </style:style>
    <style:style style:name="ce5" style:family="table-cell">
      <style:graphic-properties draw:fill="solid" draw:fill-color="#99ff66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7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77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79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78</text:p>
              </table:table-cell>
              <table:table-cell table:style-name="ce4">
                <text:p>68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4">
                <text:p>69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62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4">
                <text:p>62</text:p>
              </table:table-cell>
              <table:table-cell table:style-name="ce2">
                <text:p>74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4">
                <text:p>66</text:p>
              </table:table-cell>
              <table:table-cell table:style-name="ce3"/>
              <table:table-cell table:style-name="ce5">
                <text:p>81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66</text:p>
              </table:table-cell>
              <table:table-cell table:style-name="ce3"/>
              <table:table-cell table:style-name="ce2">
                <text:p>77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2">
                <text:p>70</text:p>
              </table:table-cell>
              <table:table-cell table:style-name="ce2">
                <text:p>76</text:p>
              </table:table-cell>
              <table:table-cell table:style-name="ce5">
                <text:p>8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cm" svg:height="2.384cm" svg:x="4.7cm" svg:y="4cm">
          <draw:text-box>
            <text:p text:style-name="P1"><text:span text:style-name="T1">LDA classification results with conv1 parameters bu using one map to do the class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5:28:39.666039675</dc:date>
    <dc:creator>guery </dc:creator>
    <meta:editing-duration>PT2M3S</meta:editing-duration>
    <meta:editing-cycles>9</meta:editing-cycles>
    <meta:generator>LibreOffice/4.2.8.2$Linux_X86_64 LibreOffice_project/420m0$Build-2</meta:generator>
    <meta:document-statistic meta:object-count="2"/>
  </office:meta>
</office:document-meta>
</file>